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Getting Started in a FOSS Project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2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searching the projec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So you've chosen a project</text:p>
                <text:list>
                  <text:list-item>
                    <text:list>
                      <text:list-item>
                        <text:p text:style-name="P1">How do you find out more?</text:p>
                      </text:list-item>
                      <text:list-item>
                        <text:p text:style-name="P1">What do you need to know?</text:p>
                      </text:list-item>
                    </text:list>
                  </text:list-item>
                </text:list>
              </text:list-item>
              <text:list-item>
                <text:p text:style-name="P1">Common sources of information</text:p>
                <text:list>
                  <text:list-item>
                    <text:list>
                      <text:list-item>
                        <text:p text:style-name="P1">Manual page/documentation</text:p>
                      </text:list-item>
                      <text:list-item>
                        <text:p text:style-name="P1">Binary package description</text:p>
                      </text:list-item>
                      <text:list-item>
                        <text:p text:style-name="P1">Web search</text:p>
                      </text:list-item>
                      <text:list-item>
                        <text:p text:style-name="P1">freecode.co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Key Project Attribut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Try to find out:</text:p>
                <text:list>
                  <text:list-item>
                    <text:list>
                      <text:list-item>
                        <text:p text:style-name="P1">Who does the development?</text:p>
                      </text:list-item>
                      <text:list-item>
                        <text:p text:style-name="P1">How is it organised?</text:p>
                      </text:list-item>
                      <text:list-item>
                        <text:p text:style-name="P1">How is it licensed?</text:p>
                      </text:list-item>
                      <text:list-item>
                        <text:p text:style-name="P1">How is the source code managed?</text:p>
                      </text:list-item>
                      <text:list-item>
                        <text:p text:style-name="P1">How are stable releases done?</text:p>
                      </text:list-item>
                      <text:list-item>
                        <text:p text:style-name="P1">What communication methods are used?</text:p>
                      </text:list-item>
                      <text:list-item>
                        <text:p text:style-name="P1">How are bugs tracked?</text:p>
                      </text:list-item>
                      <text:list-item>
                        <text:p text:style-name="P1">How does it interact with other project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Project Structur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How is the project structured?</text:p>
                <text:list>
                  <text:list-item>
                    <text:list>
                      <text:list-item>
                        <text:p text:style-name="P1">Is there a project team?</text:p>
                      </text:list-item>
                      <text:list-item>
                        <text:p text:style-name="P1">Is it part of a larger project?</text:p>
                      </text:list-item>
                      <text:list-item>
                        <text:p text:style-name="P1">Does it have any corporate involvement?</text:p>
                      </text:list-item>
                      <text:list-item>
                        <text:p text:style-name="P1">Is there any formal legal framework?</text:p>
                      </text:list-item>
                      <text:list-item>
                        <text:p text:style-name="P1">Who makes decisions?</text:p>
                      </text:list-item>
                    </text:list>
                  </text:list-item>
                </text:list>
              </text:list-item>
              <text:list-item>
                <text:p text:style-name="P1">'Cathedral' or 'Bazaar'?</text:p>
                <text:list>
                  <text:list-item>
                    <text:list>
                      <text:list-item>
                        <text:p text:style-name="P1">Priests in a tower or a milling bazaa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layer="layout" svg:width="23.912cm" svg:height="3.257cm" svg:x="2.058cm" svg:y="1.668cm" presentation:class="title">
          <draw:text-box>
            <text:p text:style-name="P1">Making contact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Do your homework!</text:p>
                <text:list>
                  <text:list-item>
                    <text:list>
                      <text:list-item>
                        <text:p text:style-name="P1">Don't ask questions that are answered on the website</text:p>
                      </text:list-item>
                      <text:list-item>
                        <text:p text:style-name="P1">Read the “Asking smart questions” FAQ</text:p>
                      </text:list-item>
                      <text:list-item>
                        <text:p text:style-name="P1">Read the mailing list for a while first</text:p>
                      </text:list-item>
                    </text:list>
                  </text:list-item>
                </text:list>
              </text:list-item>
              <text:list-item>
                <text:p text:style-name="P1">When asking questions</text:p>
                <text:list>
                  <text:list-item>
                    <text:list>
                      <text:list-item>
                        <text:p text:style-name="P1">Check that nobody has asked it before</text:p>
                      </text:list-item>
                      <text:list-item>
                        <text:p text:style-name="P1">Include enough information for an answer to be possible</text:p>
                      </text:list-item>
                      <text:list-item>
                        <text:p text:style-name="P1">Don't be demanding, ask nicely</text:p>
                      </text:list-item>
                      <text:list-item>
                        <text:p text:style-name="P1">Show that you've put some effort in to find the answer yoursel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ontributing a patch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5">
              <text:list-item>
                <text:p text:style-name="P1">Research first!</text:p>
                <text:list>
                  <text:list-item>
                    <text:list>
                      <text:list-item>
                        <text:p text:style-name="P1">What patch format is wanted?</text:p>
                      </text:list-item>
                      <text:list-item>
                        <text:p text:style-name="P1">Against what version of the code?</text:p>
                      </text:list-item>
                      <text:list-item>
                        <text:p text:style-name="P1">How much explanation is wanted?</text:p>
                      </text:list-item>
                      <text:list-item>
                        <text:p text:style-name="P1">Are tests and documentation expected?</text:p>
                      </text:list-item>
                      <text:list-item>
                        <text:p text:style-name="P1">Is there a developer guide?</text:p>
                      </text:list-item>
                      <text:list-item>
                        <text:p text:style-name="P1">What happened with other patches?</text:p>
                      </text:list-item>
                    </text:list>
                  </text:list-item>
                </text:list>
              </text:list-item>
              <text:list-item>
                <text:p text:style-name="P1">Testing!</text:p>
                <text:list>
                  <text:list-item>
                    <text:list>
                      <text:list-item>
                        <text:p text:style-name="P1">Make sure the patch works</text:p>
                      </text:list-item>
                      <text:list-item>
                        <text:p text:style-name="P1">Check it doesn't break anything else</text:p>
                      </text:list-item>
                      <text:list-item>
                        <text:p text:style-name="P1">Is it portable?</text:p>
                      </text:list-item>
                    </text:list>
                  </text:list-item>
                </text:list>
              </text:list-item>
              <text:list-item>
                <text:p text:style-name="P1">Calm and patient</text:p>
                <text:list>
                  <text:list-item>
                    <text:list>
                      <text:list-item>
                        <text:p text:style-name="P1">It may take a lot of time to get a patch integr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ase Study: vlc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vlc – video player</text:p>
                <text:list>
                  <text:list-item>
                    <text:list>
                      <text:list-item>
                        <text:p text:style-name="P1">What does it do?</text:p>
                      </text:list-item>
                      <text:list-item>
                        <text:p text:style-name="P1">Who maintains it?</text:p>
                      </text:list-item>
                      <text:list-item>
                        <text:p text:style-name="P1">How is the project structured?</text:p>
                      </text:list-item>
                      <text:list-item>
                        <text:p text:style-name="P1">How do the developers communicate?</text:p>
                      </text:list-item>
                      <text:list-item>
                        <text:p text:style-name="P1">What has happened recently?</text:p>
                      </text:list-item>
                      <text:list-item>
                        <text:p text:style-name="P1">How do I build it?</text:p>
                      </text:list-item>
                      <text:list-item>
                        <text:p text:style-name="P1">How do I contribute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6cm" svg:height="1.276cm" svg:x="8cm" svg:y="15cm">
          <draw:text-box>
            <text:p text:style-name="P1"><text:span text:style-name="T1">Let's look at vlc ......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Exploring vlc</text:p>
          </draw:text-box>
        </draw:frame>
        <draw:frame presentation:style-name="pr4" draw:text-style-name="P4" draw:layer="layout" svg:width="23.912cm" svg:height="14.183cm" svg:x="2.058cm" svg:y="5.838cm" presentation:class="outline" presentation:user-transformed="true">
          <draw:text-box>
            <text:list text:style-name="L5">
              <text:list-item>
                <text:p text:style-name="P1">vlc main page</text:p>
                <text:list>
                  <text:list-item>
                    <text:list>
                      <text:list-item>
                        <text:p text:style-name="P1">developer wiki</text:p>
                      </text:list-item>
                      <text:list-item>
                        <text:p text:style-name="P1">coding howto</text:p>
                      </text:list-item>
                      <text:list-item>
                        <text:p text:style-name="P1">sophisticated website</text:p>
                      </text:list-item>
                    </text:list>
                  </text:list-item>
                </text:list>
              </text:list-item>
              <text:list-item>
                <text:p text:style-name="P1">source code</text:p>
                <text:list>
                  <text:list-item>
                    <text:list>
                      <text:list-item>
                        <text:p text:style-name="P1">git directions</text:p>
                      </text:list-item>
                      <text:list-item>
                        <text:p text:style-name="P1">multiple repositories</text:p>
                      </text:list-item>
                      <text:list-item>
                        <text:p text:style-name="P1">gitweb interface</text:p>
                      </text:list-item>
                      <text:list-item>
                        <text:p text:style-name="P1">high development speed</text:p>
                      </text:list-item>
                    </text:list>
                  </text:list-item>
                </text:list>
              </text:list-item>
              <text:list-item>
                <text:p text:style-name="P1">communication</text:p>
                <text:list>
                  <text:list-item>
                    <text:list>
                      <text:list-item>
                        <text:p text:style-name="P1">user and separate devel lists</text:p>
                      </text:list-item>
                      <text:list-item>
                        <text:p text:style-name="P1">commit msgs to devel list</text:p>
                      </text:list-item>
                      <text:list-item>
                        <text:p text:style-name="P1">development and user forums</text:p>
                      </text:list-item>
                      <text:list-item>
                        <text:p text:style-name="P1">IRC chann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vlc packag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Binary packages</text:p>
                <text:list>
                  <text:list-item>
                    <text:list>
                      <text:list-item>
                        <text:p text:style-name="P1">project offers binaries for several platforms</text:p>
                      </text:list-item>
                      <text:list-item>
                        <text:p text:style-name="P1">offers tips on repositories</text:p>
                      </text:list-item>
                      <text:list-item>
                        <text:p text:style-name="P1">detailed project description</text:p>
                      </text:list-item>
                      <text:list-item>
                        <text:p text:style-name="P1">package separation</text:p>
                      </text:list-item>
                      <text:list-item>
                        <text:p text:style-name="P1">'skins' for customisation</text:p>
                      </text:list-item>
                    </text:list>
                  </text:list-item>
                </text:list>
              </text:list-item>
              <text:list-item>
                <text:p text:style-name="P1">Dependencies</text:p>
                <text:list>
                  <text:list-item>
                    <text:list>
                      <text:list-item>
                        <text:p text:style-name="P1">build dependencies</text:p>
                      </text:list-item>
                      <text:list-item>
                        <text:p text:style-name="P1">runtime dependencies</text:p>
                      </text:list-item>
                      <text:list-item>
                        <text:p text:style-name="P1">exploring dependencies with synapt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vlc team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team page</text:p>
                <text:list>
                  <text:list-item>
                    <text:list>
                      <text:list-item>
                        <text:p text:style-name="P1">Details on major contributions</text:p>
                      </text:list-item>
                      <text:list-item>
                        <text:p text:style-name="P1">Map location</text:p>
                      </text:list-item>
                      <text:list-item>
                        <text:p text:style-name="P1">svn login details</text:p>
                      </text:list-item>
                      <text:list-item>
                        <text:p text:style-name="P1">sub-project teams</text:p>
                      </text:list-item>
                      <text:list-item>
                        <text:p text:style-name="P1">legal contact</text:p>
                      </text:list-item>
                    </text:list>
                  </text:list-item>
                </text:list>
              </text:list-item>
              <text:list-item>
                <text:p text:style-name="P1">team events</text:p>
                <text:list>
                  <text:list-item>
                    <text:list>
                      <text:list-item>
                        <text:p text:style-name="P1">team meetings at conferences</text:p>
                      </text:list-item>
                      <text:list-item>
                        <text:p text:style-name="P1">development day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ndrew Tridgell</meta:initial-creator>
    <meta:creation-date>2009-03-07T14:24:48</meta:creation-date>
    <dc:creator>Andrew Tridgell</dc:creator>
    <dc:date>2013-04-03T14:02:29</dc:date>
    <meta:editing-cycles>35</meta:editing-cycles>
    <meta:editing-duration>P2DT1H39M42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